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3280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rsid="00136532" officeooo:paragraph-rsid="0013653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2pt" fo:font-weight="normal" officeooo:rsid="00136532" officeooo:paragraph-rsid="00136532"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2pt" fo:font-weight="normal" officeooo:paragraph-rsid="00146d24"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fo:padding-left="0in" fo:padding-right="0in" fo:padding-top="0in" fo:padding-bottom="0.0291in" fo:border-left="none" fo:border-right="none" fo:border-top="none" fo:border-bottom="0.99pt solid #000000" style:join-border="false"/>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Raspberry Pi</text:p>
      <text:p text:style-name="P3"/>
      <text:p text:style-name="P4">Raspberry Pi is a mini computer which can run full Linux-based Operating Systems. Raspbian is an operating system, based on Debian (a Linux distribution), specifically designed for the Raspberry Pi. The Raspberry Pi was first introduced in 2011 and has since been through many revisions. We use the latest Raspberry Pi 3 model B+ which has a 1.4 GHz processor, BCM2837B0 - a 64-bit ARM SOC (system-on-chip) designed by Broadcom. The Raspberry Pi also comes with a 1GB SDRAM, and a micro-SD slot where the bootable micro-SD goes. </text:p>
      <text:p text:style-name="P4"/>
      <text:p text:style-name="P4">The Raspberry Pi is an excellent tool for systems development since it runs Linux and has: (1) 4 USB 2.0 ports, (2) an Ethernet jack, (4) a HDMI port, and (5) audio jack, Wi-Fi, and Bluetooth. The Raspberry Pi here was used to run ROS (Robot Operating System), which is a middleware with sophisticated message passing protocols. ROS will be discussed in more detail in a later section in this chapter.</text:p>
      <text:p text:style-name="P2"/>
      <text:p text:style-name="P8"/>
      <text:p text:style-name="P5"/>
      <text:p text:style-name="P6">Raspberry Pi is a Single Board Computer (SBC) produced by the Raspberry Pi Foundation, an educational charity based in the UK, therefore, it was created with the education community in mind (Raspberry Pi Foundation n.d.). Because of its low price and its ease of use, the Raspberry Pi has become very popular among the electronics hobbyist and maker community. </text:p>
      <text:p text:style-name="P6"/>
      <text:p text:style-name="P6">The high popularity of this board has led to it being used in a great amount of projects, as well as documentation ranging from beginner level to advanced topics, which makes the board suitable for students who want to learn the basics of programming and electronics, as well as for advanced users who make complex projects around it (Severance 2013). </text:p>
      <text:p text:style-name="P6"/>
      <text:p text:style-name="P6">However, the use of Raspberry Pi has not been limited to hobbyists: the academic and research community has also benefit from the low-cost computing platform that Raspberry Pi puts at their grasp. For example, (Sandeep et al. 2015) used a Raspberry Pi to create domestic automation system with remote accessibility using electromagnetic relays and an Embedded Web Server (EWS). (Jain &amp; Hcl 2014) proposed a similar system but controlled with e-mail. </text:p>
      <text:p text:style-name="P6"/>
      <text:p text:style-name="P6">Raspberry Pi is also a platform used for research in computer sciences, for example to create scale distributed systems, as presented by (Tso et al. 2013).</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Why use a Raspberry Pi in robotics?</text:p>
      <text:p text:style-name="Standard"/>
      <text:p text:style-name="Standard"/>
      <text:p text:style-name="P1">Raspberry Pi includes, at least, 8 General Purpose Input/Output (GPIO) ports, as well as standard communication systems, such as UART, I 2C and SPI. +5V, +3.3V and GND references are also available on the system. Depending on the version, more ports can be found. </text:p>
      <text:p text:style-name="P1"/>
      <text:p text:style-name="P1">This combination of I/O, together with the relatively high processing power of the system, allows the board to control complex systems, such as robots, in an easy way. Thanks to the Linux operating system, many programming languages can be used, including Python, C/C++, Java, Ruby and more. This allows to implement powerful control systems, such as computer vision based systems, while keeping low-level access to the GPIO pins, which can be used to read digital information from sensors, or to control lights or motors. </text:p>
      <text:p text:style-name="P1"/>
      <text:p text:style-name="P1">Another factor to consider is the amount of expansion boards available for the Raspberry Pi. Given its popularity, many boards have been developed that allow to interface the Pi with very different systems. For example, boards that allow to control several motors, screens, as well as a vast variety of sensors that can be used to control robots are available from different vendors. </text:p>
      <text:p text:style-name="P1"/>
      <text:p text:style-name="P1">There are different examples of robots that use Raspberry Pi: (Krinkin et al. 2015) developed an omniwheel robot for location and mapping purposes, while (Karthikeyan et al. 2015) implemented a wallclimbing robot. More projects can be found in the maker community, such as the self-balancing robot developed by (Bień 2016).</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1T16:54:44.749608299</meta:creation-date>
    <dc:date>2021-10-14T15:36:39.114696191</dc:date>
    <meta:editing-duration>PT3M51S</meta:editing-duration>
    <meta:editing-cycles>3</meta:editing-cycles>
    <meta:generator>LibreOffice/6.0.7.3$Linux_X86_64 LibreOffice_project/00m0$Build-3</meta:generator>
    <meta:document-statistic meta:table-count="0" meta:image-count="0" meta:object-count="0" meta:page-count="2" meta:paragraph-count="12" meta:word-count="625" meta:character-count="3789" meta:non-whitespace-character-count="3169"/>
  </office:meta>
</office:document-meta>
</file>